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Standard">
      <style:paragraph-properties fo:line-height="150%"/>
      <style:text-properties style:font-name="Arial1" fo:font-size="12pt" fo:language="pt" fo:country="BR" officeooo:paragraph-rsid="00169e86" style:font-size-asian="12pt" style:language-asian="pt" style:country-asian="BR" style:font-name-complex="Arial3" style:font-size-complex="12pt" style:language-complex="ar" style:country-complex="S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language="pt" fo:country="BR" officeooo:paragraph-rsid="00169e86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Arial1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font-size="12pt" fo:language="pt" fo:country="BR" fo:font-weight="bold" officeooo:rsid="002505c7" officeooo:paragraph-rsid="002505c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24cff8" officeooo:paragraph-rsid="0024cff8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18dcc8" officeooo:paragraph-rsid="0014f7c9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bold" officeooo:rsid="0018dcc8" officeooo:paragraph-rsid="0014f7c9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24cff8" officeooo:paragraph-rsid="0024cff8" style:font-weight-asian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1636ea" officeooo:paragraph-rsid="0014f7c9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24cff8" officeooo:paragraph-rsid="0024cff8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fo:font-weight="bold" officeooo:rsid="0024cff8" officeooo:paragraph-rsid="0024cff8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style:font-name="Arial1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Arial1" fo:language="pt" fo:country="BR" officeooo:rsid="0024cff8" officeooo:paragraph-rsid="0024cff8"/>
    </style:style>
    <style:style style:name="P18" style:family="paragraph" style:parent-style-name="Figure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" fo:font-size="12pt" fo:language="pt" fo:country="BR" fo:font-style="normal" fo:font-weight="bold" officeooo:paragraph-rsid="0017cdb5" style:font-size-asian="12pt" style:language-asian="pt" style:country-asian="BR" style:font-style-asian="normal" style:font-weight-asian="bold" style:font-name-complex="Arial3" style:font-size-complex="12pt" style:language-complex="ar" style:country-complex="SA" style:font-style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275b9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75b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2f1cec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officeooo:paragraph-rsid="0014f7c9" style:font-size-asian="12pt" style:language-asian="en" style:country-asian="US" style:font-name-complex="Arial3" style:font-size-complex="12pt" style:language-complex="ar" style:country-complex="SA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1dcf56" officeooo:paragraph-rsid="0029cbea" fo:background-color="transparent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246da0" officeooo:paragraph-rsid="0029cbea" fo:background-color="transparent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bold" officeooo:rsid="00275b99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169e86" style:font-size-asian="12pt" style:language-asian="en" style:country-asian="US" style:font-name-complex="Arial3" style:font-size-complex="12pt" style:language-complex="ar" style:country-complex="SA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0000" style:font-name="Arial" fo:font-size="12pt" fo:language="pt" fo:country="BR" fo:font-style="normal" fo:font-weight="bold" officeooo:rsid="00307208" officeooo:paragraph-rsid="0014f7c9" style:letter-kerning="true" style:font-name-asian="SimSun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14f7c9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2bdb4f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bdb4f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39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2d2659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officeooo:rsid="001636ea" officeooo:paragraph-rsid="0014f7c9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fo:font-weight="bold" officeooo:rsid="001636ea" officeooo:paragraph-rsid="0014f7c9" style:font-weight-asian="bold" style:font-weight-complex="bold"/>
    </style:style>
    <style:style style:name="P43" style:family="paragraph" style:parent-style-name="Standard" style:master-page-name="">
      <loext:graphic-properties draw:fill="none"/>
      <style:paragraph-properties fo:margin-left="7.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45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46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47" style:family="paragraph" style:parent-style-name="Standard">
      <style:paragraph-properties fo:line-height="150%" fo:text-align="justify" style:justify-single-word="false" style:writing-mode="lr-tb"/>
    </style:style>
    <style:style style:name="P48" style:family="paragraph" style:parent-style-name="Standard">
      <style:paragraph-properties fo:line-height="150%" fo:text-align="justify" style:justify-single-word="false" style:writing-mode="lr-tb"/>
      <style:text-properties officeooo:paragraph-rsid="0030549e"/>
    </style:style>
    <style:style style:name="P49" style:family="paragraph" style:parent-style-name="Bibliography_20_1">
      <style:paragraph-properties fo:line-height="115%"/>
      <style:text-properties officeooo:paragraph-rsid="002d2659"/>
    </style:style>
    <style:style style:name="P50" style:family="paragraph" style:parent-style-name="Standard" style:master-page-name="Right_20_Page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15" fo:background-color="transparent" style:writing-mode="lr-tb">
        <style:tab-stops/>
      </style:paragraph-properties>
      <style:text-properties style:font-name="Arial1" fo:font-size="12pt" fo:language="pt" fo:country="BR" fo:font-weight="bold" officeooo:rsid="00382bf9" officeooo:paragraph-rsid="00220601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paragraph-rsid="0029cbea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/>
    </style:style>
    <style:style style:name="P52" style:family="paragraph" style:parent-style-name="Standard" style:list-style-name="L1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5c4d3"/>
    </style:style>
    <style:style style:name="P53" style:family="paragraph" style:parent-style-name="Standard" style:list-style-name="L1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" style:family="text">
      <style:text-properties style:font-name="Arial" fo:font-size="12pt" fo:language="pt" fo:country="BR" fo:font-style="italic" fo:font-weight="normal" officeooo:rsid="000d384e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2" style:family="text">
      <style:text-properties style:font-name="Arial" fo:font-size="12pt" fo:language="pt" fo:country="BR" fo:font-style="italic" fo:font-weight="normal" officeooo:rsid="000e41a3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3" style:family="text">
      <style:text-properties style:font-name="Arial" fo:font-size="12pt" fo:language="pt" fo:country="BR" fo:font-style="italic" fo:font-weight="normal" officeooo:rsid="0029ef1b" fo:background-color="transparent" loext:char-shading-value="0" style:font-size-asian="10.5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4" style:family="text">
      <style:text-properties style:font-name="Arial" fo:font-size="12pt" fo:language="pt" fo:country="BR" fo:font-weight="normal" officeooo:rsid="00275b9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5" style:family="text">
      <style:text-properties style:font-name="Arial" fo:font-size="12pt" fo:language="pt" fo:country="BR" fo:font-weight="normal" officeooo:rsid="002b6a12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6" style:family="text">
      <style:text-properties style:font-name="Arial" fo:font-size="12pt" fo:language="pt" fo:country="BR" fo:font-weight="normal" officeooo:rsid="002bdb4f" style:letter-kerning="true" style:font-name-asian="SimSun" style:font-size-asian="12pt" style:language-asian="zh" style:country-asian="CN" style:font-weight-asian="normal" style:font-name-complex="Arial3" style:font-size-complex="12pt" style:language-complex="hi" style:country-complex="IN" style:font-weight-complex="normal"/>
    </style:style>
    <style:style style:name="T7" style:family="text">
      <style:text-properties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" style:family="text">
      <style:text-properties style:font-name="Arial" fo:font-size="12pt" fo:language="pt" fo:country="BR" fo:font-weight="normal" officeooo:rsid="002b6a12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" style:family="text">
      <style:text-properties style:font-name="Arial" fo:font-size="12pt" fo:language="pt" fo:country="BR" fo:font-weight="normal" officeooo:rsid="000e41a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0" style:family="text">
      <style:text-properties style:font-name="Arial" fo:font-size="12pt" fo:language="pt" fo:country="BR" fo:font-style="normal" fo:font-weight="normal" officeooo:rsid="000e41a3" fo:background-color="transparent" loext:char-shading-value="0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1" style:family="text">
      <style:text-properties style:font-name="Arial" fo:font-size="12pt" fo:language="pt" fo:country="BR" fo:font-style="normal" fo:font-weight="normal" officeooo:rsid="00289d1e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2" style:family="text">
      <style:text-properties style:font-name="Arial" fo:font-size="12pt" fo:language="pt" fo:country="BR" fo:font-style="normal" fo:font-weight="normal" officeooo:rsid="0029425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3" style:family="text">
      <style:text-properties style:font-name="Arial" fo:font-size="12pt" fo:language="pt" fo:country="BR" fo:font-style="normal" fo:font-weight="normal" officeooo:rsid="002d2659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4" style:family="text">
      <style:text-properties style:font-name="Arial" fo:font-size="12pt" fo:language="pt" fo:country="BR" fo:font-style="normal" fo:font-weight="normal" officeooo:rsid="0029ef1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5" style:family="text">
      <style:text-properties style:font-name="Arial" fo:font-size="12pt" fo:language="pt" fo:country="BR" fo:font-style="normal" fo:font-weight="normal" officeooo:rsid="002b7b8a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6" style:family="text">
      <style:text-properties style:font-name="Arial" fo:font-size="12pt" fo:language="pt" fo:country="BR" fo:font-style="normal" fo:font-weight="normal" officeooo:rsid="0030549e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7" style:family="text">
      <style:text-properties style:font-name="Arial" fo:font-size="12pt" style:font-size-asian="12pt" style:language-asian="en" style:country-asian="US" style:font-name-complex="Arial3" style:font-size-complex="12pt" style:language-complex="ar" style:country-complex="SA"/>
    </style:style>
    <style:style style:name="T18" style:family="text">
      <style:text-properties style:font-name="Arial" fo:font-size="12pt" style:font-size-asian="12pt" style:language-asian="en" style:country-asian="US" style:font-name-complex="Arial3" style:font-size-complex="12pt" style:language-complex="ar" style:country-complex="SA" style:font-weight-complex="bold"/>
    </style:style>
    <style:style style:name="T19" style:family="text">
      <style:text-properties style:font-name="Arial" fo:font-size="12pt" officeooo:rsid="00353171" style:font-size-asian="12pt" style:language-asian="en" style:country-asian="US" style:font-name-complex="Arial3" style:font-size-complex="12pt" style:language-complex="ar" style:country-complex="SA"/>
    </style:style>
    <style:style style:name="T20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21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22" style:family="text">
      <style:text-properties style:font-name="Arial" fo:font-size="12pt" fo:font-weight="bold" officeooo:rsid="0038c8aa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23" style:family="text">
      <style:text-properties style:font-name="Arial" fo:font-size="12pt" fo:font-weight="bold" officeooo:rsid="002bdb4f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24" style:family="text">
      <style:text-properties style:font-name="Arial" fo:font-size="12pt" fo:font-style="italic" fo:font-weight="bold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25" style:family="text">
      <style:text-properties style:font-name="Arial" fo:font-size="12pt" fo:font-style="italic" fo:font-weight="bold" officeooo:rsid="002bdb4f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26" style:family="text">
      <style:text-properties style:font-name="Arial" fo:font-weight="bold" style:letter-kerning="true" style:font-name-asian="SimSun" style:language-asian="pt" style:country-asian="BR" style:font-weight-asian="bold" style:font-name-complex="Arial3" style:language-complex="hi" style:country-complex="IN" style:font-weight-complex="bold"/>
    </style:style>
    <style:style style:name="T27" style:family="text">
      <style:text-properties style:font-name="Arial" fo:font-weight="bold" style:letter-kerning="true" style:font-name-asian="SimSun" style:language-asian="zh" style:country-asian="CN" style:font-weight-asian="bold" style:font-name-complex="Arial3" style:language-complex="hi" style:country-complex="IN"/>
    </style:style>
    <style:style style:name="T28" style:family="text">
      <style:text-properties style:font-name="Arial" fo:font-weight="bold" style:language-asian="en" style:country-asian="US" style:font-weight-asian="bold" style:font-name-complex="Arial3" style:language-complex="ar" style:country-complex="SA"/>
    </style:style>
    <style:style style:name="T29" style:family="text">
      <style:text-properties style:font-name="Arial" style:language-asian="en" style:country-asian="US" style:font-name-complex="Arial3" style:language-complex="ar" style:country-complex="SA"/>
    </style:style>
    <style:style style:name="T30" style:family="text">
      <style:text-properties style:font-name="Arial" officeooo:rsid="00353171" style:language-asian="en" style:country-asian="US" style:font-name-complex="Arial3" style:language-complex="ar" style:country-complex="SA"/>
    </style:style>
    <style:style style:name="T31" style:family="text">
      <style:text-properties fo:color="#000000" fo:font-style="normal" fo:font-weight="normal" style:letter-kerning="true" fo:background-color="#ffffff" loext:char-shading-value="0" style:font-name-asian="SimSun" style:font-style-asian="normal" style:font-weight-asian="normal" style:font-style-complex="normal" style:font-weight-complex="normal"/>
    </style:style>
    <style:style style:name="T32" style:family="text">
      <style:text-properties fo:color="#000000" fo:font-style="normal" style:letter-kerning="true" fo:background-color="#ffffff" loext:char-shading-value="0" style:font-name-asian="SimSun" style:font-style-asian="normal" style:font-style-complex="normal"/>
    </style:style>
    <style:style style:name="T33" style:family="text">
      <style:text-properties fo:color="#000000" fo:font-style="normal" officeooo:rsid="00382bf9" style:letter-kerning="true" fo:background-color="#ffffff" loext:char-shading-value="0" style:font-name-asian="SimSun" style:font-style-asian="normal" style:font-style-complex="normal"/>
    </style:style>
    <style:style style:name="T34" style:family="text">
      <style:text-properties fo:color="#000000" fo:font-style="normal" officeooo:rsid="00275b99" style:letter-kerning="true" fo:background-color="#ffffff" loext:char-shading-value="0" style:font-name-asian="SimSun" style:font-style-asian="normal" style:font-style-complex="normal"/>
    </style:style>
    <style:style style:name="T35" style:family="text">
      <style:text-properties fo:color="#000000" fo:font-style="normal" officeooo:rsid="00330e12" style:letter-kerning="true" fo:background-color="#ffffff" loext:char-shading-value="0" style:font-name-asian="SimSun" style:font-style-asian="normal" style:font-style-complex="normal"/>
    </style:style>
    <style:style style:name="T36" style:family="text">
      <style:text-properties fo:color="#000000" fo:font-weight="bold" fo:background-color="#ffffff" loext:char-shading-value="0" style:language-asian="en" style:country-asian="US" style:font-weight-asian="bold" style:font-name-complex="Arial3" style:language-complex="ar" style:country-complex="SA"/>
    </style:style>
    <style:style style:name="T37" style:family="text">
      <style:text-properties fo:color="#000000" fo:font-weight="bold" officeooo:rsid="00283109" fo:background-color="#ffffff" loext:char-shading-value="0" style:language-asian="en" style:country-asian="US" style:font-weight-asian="bold" style:font-name-complex="Arial3" style:language-complex="ar" style:country-complex="SA"/>
    </style:style>
    <style:style style:name="T38" style:family="text">
      <style:text-properties fo:font-size="12pt" style:font-size-asian="12pt" style:language-asian="en" style:country-asian="US" style:font-name-complex="Arial3" style:font-size-complex="12pt" style:language-complex="ar" style:country-complex="SA"/>
    </style:style>
    <style:style style:name="T39" style:family="text">
      <style:text-properties fo:font-size="12pt" style:font-size-asian="12pt" style:language-asian="pt" style:country-asian="BR" style:font-name-complex="Arial3" style:font-size-complex="12pt" style:language-complex="ar" style:country-complex="SA"/>
    </style:style>
    <style:style style:name="T40" style:family="text">
      <style:text-properties style:font-name="Arial1" fo:font-size="12pt" fo:language="pt" fo:country="BR" fo:font-weight="normal" officeooo: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41" style:family="text">
      <style:text-properties style:font-name="Arial1" fo:font-size="12pt" fo:language="pt" fo:country="BR" fo:font-style="italic" fo:font-weight="normal" officeooo:rsid="0025c4d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42" style:family="text">
      <style:text-properties officeooo:rsid="0024cff8"/>
    </style:style>
    <style:style style:name="T43" style:family="text">
      <style:text-properties fo:font-weight="bold" style:language-asian="en" style:country-asian="US" style:font-weight-asian="bold" style:font-name-complex="Arial3" style:language-complex="ar" style:country-complex="SA"/>
    </style:style>
    <style:style style:name="T44" style:family="text">
      <style:text-properties fo:font-weight="bold" style:font-weight-asian="bold"/>
    </style:style>
    <style:style style:name="T45" style:family="text">
      <style:text-properties fo:font-weight="bold" officeooo:rsid="0025c4d3" style:font-weight-asian="bold"/>
    </style:style>
    <style:style style:name="T46" style:family="text">
      <style:text-properties fo:font-weight="bold" officeooo:rsid="00275b99" style:font-weight-asian="bold"/>
    </style:style>
    <style:style style:name="T47" style:family="text">
      <style:text-properties fo:font-weight="bold" officeooo:rsid="00330e12" style:font-weight-asian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5c4d3" style:font-weight-asian="normal" style:font-weight-complex="normal"/>
    </style:style>
    <style:style style:name="T50" style:family="text">
      <style:text-properties officeooo:rsid="002518ac"/>
    </style:style>
    <style:style style:name="T51" style:family="text">
      <style:text-properties officeooo:rsid="0025c4d3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0af931" style:font-style-asian="italic" style:font-style-complex="italic"/>
    </style:style>
    <style:style style:name="T54" style:family="text">
      <style:text-properties fo:font-style="italic" officeooo:rsid="0003449f" style:font-style-asian="italic" style:font-style-complex="italic"/>
    </style:style>
    <style:style style:name="T55" style:family="text">
      <style:text-properties fo:font-style="italic" officeooo:rsid="00071085" style:font-style-asian="italic" style:font-style-complex="italic"/>
    </style:style>
    <style:style style:name="T56" style:family="text">
      <style:text-properties fo:font-style="italic" officeooo:rsid="0009928d" style:font-style-asian="italic" style:font-style-complex="italic"/>
    </style:style>
    <style:style style:name="T57" style:family="text">
      <style:text-properties fo:font-style="italic" officeooo:rsid="00131a0d" fo:background-color="transparent" loext:char-shading-value="0" style:font-style-asian="italic" style:font-style-complex="italic"/>
    </style:style>
    <style:style style:name="T58" style:family="text">
      <style:text-properties fo:font-style="italic" officeooo:rsid="00246da0" fo:background-color="transparent" loext:char-shading-value="0" style:font-style-asian="italic" style:font-style-complex="italic"/>
    </style:style>
    <style:style style:name="T59" style:family="text">
      <style:text-properties fo:font-style="italic" officeooo:rsid="001bb47a" fo:background-color="transparent" loext:char-shading-value="0" style:font-size-asian="10.5pt" style:font-style-asian="italic" style:font-style-complex="italic"/>
    </style:style>
    <style:style style:name="T60" style:family="text">
      <style:text-properties fo:font-style="italic" officeooo:rsid="001c7f99" fo:background-color="transparent" loext:char-shading-value="0" style:font-size-asian="10.5pt" style:font-style-asian="italic" style:font-style-complex="italic"/>
    </style:style>
    <style:style style:name="T61" style:family="text">
      <style:text-properties fo:font-style="italic" officeooo:rsid="0026b94f" fo:background-color="transparent" loext:char-shading-value="0" style:font-size-asian="10.5pt" style:font-style-asian="italic" style:font-style-complex="italic"/>
    </style:style>
    <style:style style:name="T62" style:family="text">
      <style:text-properties officeooo:rsid="000a248b"/>
    </style:style>
    <style:style style:name="T63" style:family="text">
      <style:text-properties fo:font-variant="normal" fo:text-transform="none" style:text-position="0% 100%" fo:font-style="normal" style:text-underline-style="none" officeooo:rsid="000a248b"/>
    </style:style>
    <style:style style:name="T64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65" style:family="text">
      <style:text-properties fo:font-variant="normal" fo:text-transform="none" fo:color="#222222" style:font-name="arial" fo:font-size="12pt" fo:letter-spacing="normal" fo:font-style="normal" fo:font-weight="normal" officeooo:rsid="002bdb4f" style:font-weight-asian="normal" style:font-weight-complex="normal"/>
    </style:style>
    <style:style style:name="T66" style:family="text">
      <style:text-properties officeooo:rsid="0003449f"/>
    </style:style>
    <style:style style:name="T67" style:family="text">
      <style:text-properties officeooo:rsid="00071085"/>
    </style:style>
    <style:style style:name="T68" style:family="text">
      <style:text-properties officeooo:rsid="0009928d"/>
    </style:style>
    <style:style style:name="T69" style:family="text">
      <style:text-properties style:use-window-font-color="true" style:font-name="Arial" fo:font-size="12pt" fo:language="pt" fo:country="BR" fo:font-weight="normal" officeooo:rsid="000d384e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0" style:family="text">
      <style:text-properties style:use-window-font-color="true" style:font-name="Arial" fo:font-size="12pt" fo:language="pt" fo:country="BR" fo:font-weight="normal" officeooo:rsid="000c4430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1" style:family="text">
      <style:text-properties style:use-window-font-color="true"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2" style:family="text">
      <style:text-properties style:use-window-font-color="true" style:font-name="Arial" fo:font-size="12pt" fo:language="pt" fo:country="BR" fo:font-weight="normal" officeooo:rsid="002d2659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3" style:family="text">
      <style:text-properties style:use-window-font-color="true" style:font-name="Arial" fo:font-size="12pt" fo:language="pt" fo:country="BR" fo:font-weight="normal" officeooo:rsid="0030549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4" style:family="text">
      <style:text-properties fo:font-style="normal" officeooo:rsid="000e41a3" fo:background-color="transparent" loext:char-shading-value="0" style:font-style-asian="normal" style:font-style-complex="normal"/>
    </style:style>
    <style:style style:name="T75" style:family="text">
      <style:text-properties fo:font-style="normal" officeooo:rsid="00131a0d" fo:background-color="transparent" loext:char-shading-value="0" style:font-style-asian="normal" style:font-style-complex="normal"/>
    </style:style>
    <style:style style:name="T76" style:family="text">
      <style:text-properties fo:font-style="normal" officeooo:rsid="00143658" fo:background-color="transparent" loext:char-shading-value="0" style:font-style-asian="normal" style:font-style-complex="normal"/>
    </style:style>
    <style:style style:name="T77" style:family="text">
      <style:text-properties fo:font-style="normal" officeooo:rsid="00184000" fo:background-color="transparent" loext:char-shading-value="0" style:font-style-asian="normal" style:font-style-complex="normal"/>
    </style:style>
    <style:style style:name="T78" style:family="text">
      <style:text-properties fo:font-style="normal" officeooo:rsid="0014b421" fo:background-color="transparent" loext:char-shading-value="0" style:font-style-asian="normal" style:font-style-complex="normal"/>
    </style:style>
    <style:style style:name="T79" style:family="text">
      <style:text-properties fo:font-style="normal" officeooo:rsid="0018f4ad" fo:background-color="transparent" loext:char-shading-value="0" style:font-style-asian="normal" style:font-style-complex="normal"/>
    </style:style>
    <style:style style:name="T80" style:family="text">
      <style:text-properties fo:font-style="normal" officeooo:rsid="001a37b7" fo:background-color="transparent" loext:char-shading-value="0" style:font-style-asian="normal" style:font-style-complex="normal"/>
    </style:style>
    <style:style style:name="T81" style:family="text">
      <style:text-properties fo:font-style="normal" officeooo:rsid="00225216" fo:background-color="transparent" loext:char-shading-value="0" style:font-style-asian="normal" style:font-style-complex="normal"/>
    </style:style>
    <style:style style:name="T82" style:family="text">
      <style:text-properties fo:font-style="normal" officeooo:rsid="00246da0" fo:background-color="transparent" loext:char-shading-value="0" style:font-style-asian="normal" style:font-style-complex="normal"/>
    </style:style>
    <style:style style:name="T83" style:family="text">
      <style:text-properties fo:font-style="normal" officeooo:rsid="0026b94f" fo:background-color="transparent" loext:char-shading-value="0" style:font-style-asian="normal" style:font-style-complex="normal"/>
    </style:style>
    <style:style style:name="T84" style:family="text">
      <style:text-properties fo:font-style="normal" officeooo:rsid="002b8b82" fo:background-color="transparent" loext:char-shading-value="0" style:font-style-asian="normal" style:font-style-complex="normal"/>
    </style:style>
    <style:style style:name="T85" style:family="text">
      <style:text-properties fo:font-style="normal" officeooo:rsid="002d2659" fo:background-color="transparent" loext:char-shading-value="0" style:font-style-asian="normal" style:font-style-complex="normal"/>
    </style:style>
    <style:style style:name="T86" style:family="text">
      <style:text-properties fo:font-style="normal" officeooo:rsid="002f1cec" fo:background-color="transparent" loext:char-shading-value="0" style:font-style-asian="normal" style:font-style-complex="normal"/>
    </style:style>
    <style:style style:name="T87" style:family="text">
      <style:text-properties fo:font-style="normal" officeooo:rsid="00330e12" fo:background-color="transparent" loext:char-shading-value="0" style:font-style-asian="normal" style:font-style-complex="normal"/>
    </style:style>
    <style:style style:name="T88" style:family="text">
      <style:text-properties fo:font-style="normal" officeooo:rsid="0018f4ad" fo:background-color="transparent" loext:char-shading-value="0" style:font-size-asian="10.5pt" style:font-style-asian="normal" style:font-style-complex="normal"/>
    </style:style>
    <style:style style:name="T89" style:family="text">
      <style:text-properties fo:font-style="normal" officeooo:rsid="001b8646" fo:background-color="transparent" loext:char-shading-value="0" style:font-size-asian="10.5pt" style:font-style-asian="normal" style:font-style-complex="normal"/>
    </style:style>
    <style:style style:name="T90" style:family="text">
      <style:text-properties fo:font-style="normal" officeooo:rsid="001bb47a" fo:background-color="transparent" loext:char-shading-value="0" style:font-size-asian="10.5pt" style:font-style-asian="normal" style:font-style-complex="normal"/>
    </style:style>
    <style:style style:name="T91" style:family="text">
      <style:text-properties fo:font-style="normal" officeooo:rsid="001dcf56" fo:background-color="transparent" loext:char-shading-value="0" style:font-size-asian="10.5pt" style:font-style-asian="normal" style:font-style-complex="normal"/>
    </style:style>
    <style:style style:name="T92" style:family="text">
      <style:text-properties fo:font-style="normal" officeooo:rsid="001c7f99" fo:background-color="transparent" loext:char-shading-value="0" style:font-size-asian="10.5pt" style:font-style-asian="normal" style:font-style-complex="normal"/>
    </style:style>
    <style:style style:name="T93" style:family="text">
      <style:text-properties fo:font-style="normal" officeooo:rsid="0026b94f" fo:background-color="transparent" loext:char-shading-value="0" style:font-size-asian="10.5pt" style:font-style-asian="normal" style:font-style-complex="normal"/>
    </style:style>
    <style:style style:name="T94" style:family="text">
      <style:text-properties fo:font-style="normal" officeooo:rsid="00290ff3" fo:background-color="transparent" loext:char-shading-value="0" style:font-size-asian="10.5pt" style:font-style-asian="normal" style:font-style-complex="normal"/>
    </style:style>
    <style:style style:name="T95" style:family="text">
      <style:text-properties fo:font-style="normal" officeooo:rsid="00289d1e" fo:background-color="transparent" loext:char-shading-value="0" style:font-size-asian="10.5pt" style:font-style-asian="normal" style:font-style-complex="normal"/>
    </style:style>
    <style:style style:name="T96" style:family="text">
      <style:text-properties fo:font-style="normal" officeooo:rsid="0029ef1b" fo:background-color="transparent" loext:char-shading-value="0" style:font-size-asian="10.5pt" style:font-style-asian="normal" style:font-style-complex="normal"/>
    </style:style>
    <style:style style:name="T97" style:family="text">
      <style:text-properties fo:font-style="normal" officeooo:rsid="002b6a12" fo:background-color="transparent" loext:char-shading-value="0" style:font-size-asian="10.5pt" style:font-style-asian="normal" style:font-style-complex="normal"/>
    </style:style>
    <style:style style:name="T98" style:family="text">
      <style:text-properties fo:font-style="normal" officeooo:rsid="002b8b82" fo:background-color="transparent" loext:char-shading-value="0" style:font-size-asian="10.5pt" style:font-style-asian="normal" style:font-style-complex="normal"/>
    </style:style>
    <style:style style:name="T99" style:family="text">
      <style:text-properties fo:font-style="normal" officeooo:rsid="002d2659" fo:background-color="transparent" loext:char-shading-value="0" style:font-size-asian="10.5pt" style:font-style-asian="normal" style:font-style-complex="normal"/>
    </style:style>
    <style:style style:name="T100" style:family="text">
      <style:text-properties fo:font-style="normal" officeooo:rsid="002f1cec" fo:background-color="transparent" loext:char-shading-value="0" style:font-size-asian="10.5pt" style:font-style-asian="normal" style:font-style-complex="normal"/>
    </style:style>
    <style:style style:name="T101" style:family="text">
      <style:text-properties officeooo:rsid="00330e12"/>
    </style:style>
    <style:style style:name="T102" style:family="text">
      <style:text-properties style:font-name="Arial2" fo:font-style="normal" officeooo:rsid="0029ef1b" fo:background-color="transparent" loext:char-shading-value="0" style:font-size-asian="10.5pt" style:font-style-asian="normal" style:font-style-complex="normal"/>
    </style:style>
    <style:style style:name="T103" style:family="text">
      <style:text-properties style:font-name="Arial2" fo:font-style="normal" officeooo:rsid="002b7b8a" fo:background-color="transparent" loext:char-shading-value="0" style:font-size-asian="10.5pt" style:font-style-asian="normal" style:font-style-complex="normal"/>
    </style:style>
    <style:style style:name="T104" style:family="text">
      <style:text-properties style:font-name="Arial2" fo:font-style="normal" officeooo:rsid="002e5cb2" fo:background-color="transparent" loext:char-shading-value="0" style:font-size-asian="10.5pt" style:font-style-asian="normal" style:font-style-complex="normal"/>
    </style:style>
    <style:style style:name="T105" style:family="text">
      <style:text-properties style:font-name="Arial2" fo:font-style="normal" officeooo:rsid="0029cbea" fo:background-color="transparent" loext:char-shading-value="0" style:font-size-asian="10.5pt" style:font-style-asian="normal" style:font-style-complex="normal"/>
    </style:style>
    <style:style style:name="T106" style:family="text">
      <style:text-properties style:font-name="Arial2" fo:font-style="italic" officeooo:rsid="002b7b8a" fo:background-color="transparent" loext:char-shading-value="0" style:font-size-asian="10.5pt" style:font-style-asian="italic" style:font-style-complex="italic"/>
    </style:style>
    <style:style style:name="T107" style:family="text">
      <style:text-properties style:font-name="Arial2" fo:font-style="italic" officeooo:rsid="0029ef1b" fo:background-color="transparent" loext:char-shading-value="0" style:font-size-asian="10.5pt" style:font-style-asian="italic" style:font-style-complex="italic"/>
    </style:style>
    <style:style style:name="T108" style:family="text">
      <style:text-properties officeooo:rsid="0033bdf9"/>
    </style:style>
    <style:style style:name="T109" style:family="text">
      <style:text-properties officeooo:rsid="00353171"/>
    </style:style>
    <style:style style:name="T110" style:family="text">
      <style:text-properties officeooo:rsid="00289d1e" fo:background-color="transparent" loext:char-shading-value="0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NSTITUTO FEDERAL DE EDUCAÇÃO, CIÊNCIA E </text:p>
      <text:p text:style-name="P13">TECNOLOGIA DE SÃO PAULO</text:p>
      <text:p text:style-name="P41">CÂMPU<text:span text:style-name="T42">S VOTUPORANGA</text:span></text:p>
      <text:p text:style-name="P41"/>
      <text:p text:style-name="P41"/>
      <text:p text:style-name="P41"/>
      <text:p text:style-name="P41"/>
      <text:p text:style-name="P41"/>
      <text:p text:style-name="P14">MARIANA DE ALMEIDA RODRIGUES</text:p>
      <text:p text:style-name="P41"/>
      <text:p text:style-name="P41"/>
      <text:p text:style-name="P42"/>
      <text:p text:style-name="P15">BOAS PRÁTICAS DE PROGRAMAÇÃO NO DESENVOLVIMENTO DE APLICAÇÕES WEB</text:p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4">VOTUPORANGA</text:p>
      <text:p text:style-name="P7">2020</text:p>
      <text:p text:style-name="P17">Mariana de Almeida Rodrigue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BOAS PRÁTICAS DE PROGRAMAÇÃO NO DESENVOLVIMENTO DE APLICAÇÕES WEB </text:p>
      <text:p text:style-name="P9"/>
      <text:p text:style-name="P9"/>
      <text:p text:style-name="P43">Trabalho de Conclusão de Curso apresentado como exigência parcial para obtenção do diploma do curso T<text:span text:style-name="T50">e</text:span>cnólogo e<text:span text:style-name="T42">m Informática</text:span> no Instituto Federal de Educação, Ciência e Tecnologia de São Paulo, Câmpus <text:span text:style-name="T42">Votuporanga</text:span>.</text:p>
      <text:p text:style-name="P10"/>
      <text:p text:style-name="P40">Professor Orientador: <text:span text:style-name="T42">Ubiratan Zakaib do Nascimento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Votuporanga</text:p>
      <text:p text:style-name="P12">2020</text:p>
      <text:p text:style-name="P36">LISTA DE S<text:span text:style-name="T50">IGLAS</text:span></text:p>
      <text:p text:style-name="P19"/>
      <text:p text:style-name="P35"><text:span text:style-name="T6">PHP - </text:span><text:span text:style-name="T64">PHP: Hypertext Preprocessor </text:span></text:p>
      <text:p text:style-name="P35"><text:span text:style-name="T65">SQL - </text:span><text:span text:style-name="T64">Structured Query Language</text:span></text:p>
      <text:p text:style-name="P35"><text:span text:style-name="T65">URL - </text:span><text:span text:style-name="T64">Uniform Resource Locator</text:span></text:p>
      <text:p text:style-name="P26"/>
      <text:p text:style-name="P32"/>
      <text:p text:style-name="P16"><text:span text:style-name="T26">SUMÁRIO</text:span><text:span text:style-name="T27"> </text:span></text:p>
      <text:p text:style-name="P5"><text:span text:style-name="T28">1<text:tab/>INTRODUÇÃO…………………………………………………………………</text:span><text:span text:style-name="T29">1</text:span><text:span text:style-name="T30">5</text:span></text:p>
      <text:p text:style-name="P33"><text:span text:style-name="T23">1.</text:span><text:span text:style-name="T20">2<text:tab/>OBJETIVOS……………………………………………………………………<text:tab/></text:span><text:span text:style-name="T17">1</text:span><text:span text:style-name="T19">5</text:span></text:p>
      <text:p text:style-name="P33"><text:span text:style-name="T25">1.</text:span><text:span text:style-name="T24">2.1<text:tab/>OBJETIVOS GERAIS…………………………………………………………<text:tab/></text:span><text:span text:style-name="T17">1</text:span><text:span text:style-name="T19">5</text:span></text:p>
      <text:p text:style-name="P33"><text:span text:style-name="T25">1.</text:span><text:span text:style-name="T24">2.2<text:tab/>OBJETIVOS ESPECÍFICOS…………………………………………………<text:tab/></text:span><text:span text:style-name="T17">1</text:span><text:span text:style-name="T19">5</text:span></text:p>
      <text:p text:style-name="P33"><text:span text:style-name="T25">1.3</text:span><text:span text:style-name="T24"> <text:tab/></text:span><text:span text:style-name="T25">JUSTIFICATIVA</text:span><text:span text:style-name="T24">……………………………………………………………….<text:tab/></text:span><text:span text:style-name="T17">15</text:span></text:p>
      <text:p text:style-name="P34"><text:span text:style-name="T23">1.4</text:span><text:span text:style-name="T20"><text:tab/>REFERENCIAL TEÓRICO…………………………………………………...<text:tab/></text:span><text:span text:style-name="T17">1</text:span><text:span text:style-name="T19">6</text:span></text:p>
      <text:p text:style-name="P33"><text:span text:style-name="T17"><text:tab/></text:span><text:span text:style-name="T21">REFERÊNCIAS………………………………………………………………..<text:tab/></text:span><text:span text:style-name="T22">20</text:span></text:p>
      <text:p text:style-name="P50">1 INTRODUÇÃO</text:p>
      <text:p text:style-name="P30"/>
      <text:p text:style-name="P30"><text:tab/>O projeto tem a finalidade de mostrar formas de deixar o desenvolvimento, neste caso destinado à <text:span text:style-name="T52">web</text:span>, mais seguro, mitigando ao máximo, as possíveis falhas ou ataques. Para o norteamento dos principais problemas de segurança, foi usado o OWASP <text:span text:style-name="T51">(</text:span>Projeto Aberto de Segurança em Aplicações Web), que visa demonstrar as maiores falhas do ano e listá-las em tópicos, entre outras coisas como documentos, artigos, ferramentas do ramo, segundo o OWASP (2020).</text:p>
      <text:p text:style-name="P31"><text:tab/>Segundo o autor Carvalho et al.(2013), a indiferença em relação ao tema, talvez seja pela falta de conhecimento sobre essas vulnerabilidades. Para mostrá-las e corrigi-las, partiremos de uma ferramenta que contém diversos erros, até desenvolver uma aplicação sem falhas.</text:p>
      <text:p text:style-name="P29"/>
      <text:p text:style-name="P44"><text:span text:style-name="T45"><text:tab/></text:span><text:span text:style-name="T46">1.</text:span><text:span text:style-name="T45">2 OBJETIVO GERAL</text:span></text:p>
      <text:p text:style-name="P46"><text:span text:style-name="T45"><text:tab/><text:tab/></text:span><text:span text:style-name="T49">Ressaltar a importância de uma programação pensada corretamente, que vai gerar mais segurança tanto para quem programa, para quem compra o produto e principalmente para quem usa. Provar também que a segurança é um assunto de extrema importância, que não deve ser feita a partir de lógicas ou retalhos de códigos que não seguem algum padrão, ou norma específica, para que seja discutida como a principal parte de um projeto em execução.</text:span></text:p>
      <text:p text:style-name="P45"/>
      <text:p text:style-name="P44"><text:span text:style-name="T45"><text:tab/></text:span><text:span text:style-name="T46">1.</text:span><text:span text:style-name="T47">3</text:span><text:span text:style-name="T45"> OBJETIVOS ESPECÍFICOS</text:span></text:p>
      <text:list xml:id="list400381713" text:style-name="L1">
        <text:list-item>
          <text:p text:style-name="P52"><text:span text:style-name="T40">Desenvolver uma aplicação </text:span><text:span text:style-name="T41">web</text:span><text:span text:style-name="T40"> ;</text:span></text:p>
        </text:list-item>
        <text:list-item>
          <text:p text:style-name="P53">Estudar a linguagem de programação PHP orientada a objeto;</text:p>
        </text:list-item>
        <text:list-item>
          <text:p text:style-name="P53">Explorar as diversas formas de proteger o sistema contra-ataques;</text:p>
        </text:list-item>
        <text:list-item>
          <text:p text:style-name="P53">Mostrar os resultados dos ataques em uma aplicação não segura;</text:p>
        </text:list-item>
        <text:list-item>
          <text:p text:style-name="P53">Mostrar as falhas de segurança que pode acontecer se a entrada e saída de dados não forem tratadas devidamente.</text:p>
        </text:list-item>
      </text:list>
      <text:p text:style-name="P45"/>
      <text:p text:style-name="P20"><text:span text:style-name="T34"><text:tab/>1.</text:span><text:span text:style-name="T35">4</text:span><text:span text:style-name="T33"> </text:span><text:span text:style-name="T32">JUSTIFICATIVA </text:span></text:p>
      <text:p text:style-name="P37"><text:soft-page-break/><text:span text:style-name="T31"><text:tab/><text:tab/></text:span><text:span text:style-name="T48">A cada dia, mais pessoas estão conectadas no mundo virtual, oferecendo seus dados, muitas vezes de forma não intencional. O inconveniente é que existem diversos criminosos tentando acessá-los a todo momento. Quando esses dados são expostos por alguém ilicitamente, vazamento de fotos íntimas, contas de banco, informações pessoais e empresariais, podem se tornar um transtorno maior do que se imagina, como, por exemplo, a fraude em uma eleição devido a dados pessoais.</text:span></text:p>
      <text:p text:style-name="P38"><text:tab/><text:tab/>Segundo o autor Machado et al.(2019), as pesquisas mostram um aumento considerável tanto dos dados vazados, quanto a frequência com o que isso ocorre. Com isso, o mercado de trabalho vem procurando mais profissionais especializados em segurança, já que a maioria das empresas trabalha diretamente com dados pessoais, como os bancos, e falhas como vazamento de informações são inadmissíveis. Portanto, este trabalho ressaltará o valor de se investir nessa área, pois existem diversas vulnerabilidades já conhecidas.</text:p>
      <text:p text:style-name="P22"/>
      <text:p text:style-name="P21"><text:tab/>1.<text:span text:style-name="T101">5</text:span> <text:span text:style-name="T109">REFERÊNCIAL</text:span> TEÓRICO</text:p>
      <text:p text:style-name="P23"><text:tab/><text:tab/><text:span text:style-name="T62">De acordo com os autores, </text:span><text:span text:style-name="T63">(LÜDERS; BIANCHINI, 2017), a</text:span><text:span text:style-name="T66"> gestão pública vem adotando medidas que melhoram a segurança das Cidades Inteligentes. Elas formam uma rede de informações que em sua maioria, usa a linguagem de programação PHP em 82,9% e </text:span><text:span text:style-name="T53">s</text:span><text:span text:style-name="T54">oftwares</text:span><text:span text:style-name="T66"> livres. A segurança deve estar em todas as fases do desenvolvimento, pois, a cada dia, a sofisticação dos ataques vem crescendo. As principais vulnerabilidades testadas são: </text:span><text:span text:style-name="T55">SQL Injection</text:span><text:span text:style-name="T67">, consiste em adicionar caracteres ou comandos SQL nos campos de formulário através de parâmetros passados por </text:span><text:span text:style-name="T55">URLs</text:span><text:span text:style-name="T67">; </text:span><text:span text:style-name="T55">Cross-Site Scripting</text:span><text:span text:style-name="T67">, ela permite inserir códigos maliciosos JavaScript, por exemplo, para roubar informações contidas nos </text:span><text:span text:style-name="T55">cookies</text:span><text:span text:style-name="T67">; e </text:span><text:span text:style-name="T56">Any File Inclusion</text:span><text:span text:style-name="T68">, que é quando um atacante insere um arquivo em um URL, esse arquivo pode executar comandos maliciosos.</text:span></text:p>
      <text:p text:style-name="P47"><text:span text:style-name="T4"><text:tab/><text:tab/></text:span><text:span text:style-name="T5">O </text:span><text:span text:style-name="T69">auto</text:span><text:span text:style-name="T71">r</text:span><text:span text:style-name="T70"> </text:span><text:span text:style-name="T72">(SOUZA, 2012), </text:span><text:span text:style-name="T73">diz </text:span><text:span text:style-name="T72">que </text:span><text:span text:style-name="T7">a segurança de aplicações </text:span><text:span text:style-name="T1">Web </text:span><text:span text:style-name="T7">não recebe a notoriedade necessária pelas empresas de desenvolvimento. Tendo isso em mente, utilizou-se a metodologia proposta pela OWASP, </text:span><text:span text:style-name="T8">para realizar uma pesquisa qualitativa, </text:span><text:span text:style-name="T7">com a finalidade de testar se os métodos propostos são possíveis de serem aplicados </text:span><text:span text:style-name="T9">valoriza</text:span><text:span text:style-name="T8">ndo</text:span><text:span text:style-name="T9"> os princípios de segurança </text:span><text:span text:style-name="T8">de </text:span><text:span text:style-name="T9">confidencialidade, integridade, autenticidade e disponibilidade. O </text:span><text:span text:style-name="T8">resultado foi que </text:span><text:soft-page-break/><text:span text:style-name="T9">os desenvolvedores não utilizam normas de segurança durante o ciclo vida dos projetos de </text:span><text:span text:style-name="T2">software</text:span><text:span text:style-name="T9">. Logo, a solução encontrada foi adotar técnicas e recomendações de segurança no desenvolvimento de aplicações </text:span><text:span text:style-name="T2">Web </text:span><text:span text:style-name="T10">através de metodologias para tratar riscos e ameaças.</text:span></text:p>
      <text:p text:style-name="P48"><text:span text:style-name="T10"><text:tab/><text:tab/></text:span><text:span text:style-name="T11">O</text:span><text:span text:style-name="T12">s autores </text:span><text:span text:style-name="T13">(CERON et al., [s.d.]) </text:span><text:span text:style-name="T16">também notaram</text:span><text:span text:style-name="T12"> que </text:span><text:span text:style-name="T14">mecanismos de busca estão sendo usados como uma ferramenta para localizar </text:span><text:span text:style-name="T3">sites</text:span><text:span text:style-name="T14"> vulneráveis. Algumas aplicações como </text:span><text:span text:style-name="T3">webmail</text:span><text:span text:style-name="T14">, aplicativos de gerenciamento remoto, fórum de discussões entre outros, contém as mesmas vulnerabilidades, sendo elas, </text:span><text:span text:style-name="T3">Cross Site Scripting, SQL Injection, Directory Transversal, entre outras. </text:span><text:span text:style-name="T14">Atualmente, </text:span><text:span text:style-name="T15">para analisar as técnicas de ataque, estão sendo projetadas ferramentas como o </text:span><text:span text:style-name="T14">PHP Honeypot Project (PHP.HoP), </text:span><text:span text:style-name="T15">que </text:span><text:span text:style-name="T14">emulam aplicações web vulneráveis e coletam informações sobre os acessos.</text:span></text:p>
      <text:p text:style-name="P4"><text:span text:style-name="T96"><text:tab/><text:tab/></text:span><text:span text:style-name="T102">C</text:span><text:span text:style-name="T103">om os dados coletados, foi possível constatar que em um período de 53 dias, foi totalizado 4902 acessos aos serviços</text:span><text:span text:style-name="T106"> web</text:span><text:span text:style-name="T107">, </text:span><text:span text:style-name="T104">isso sinaliza que há uma alta </text:span><text:span text:style-name="T103">procura por aplicações </text:span><text:span text:style-name="T106">web</text:span><text:span text:style-name="T103"> vulneráveis. </text:span><text:span text:style-name="T104">Mecanismos de busca como o </text:span><text:span text:style-name="T105">G</text:span><text:span text:style-name="T104">oogle e </text:span><text:span text:style-name="T105">Y</text:span><text:span text:style-name="T104">ahoo são ferramentas de sondagem para portas e aplicações, é uma técnica eficiente, pois mecanismos tradicionais de segurança não a detecta.</text:span></text:p>
      <text:p text:style-name="P23"><text:span text:style-name="T74"><text:tab/><text:tab/>O </text:span><text:span text:style-name="T75">autor </text:span><text:span text:style-name="T85">(MONTEVERDE, 2014) </text:span><text:span text:style-name="T75">defende que, o aumento do uso de aplicações </text:span><text:span text:style-name="T57">Web</text:span><text:span text:style-name="T75">, facilitou </text:span><text:span text:style-name="T76">não só a </text:span><text:span text:style-name="T87">se </text:span><text:span text:style-name="T76">consolidar como um dos principais meios de comunicação mas também</text:span><text:span text:style-name="T75"> </text:span><text:span text:style-name="T76">a expansão</text:span><text:span text:style-name="T75"> dos ataques a segurança, por outro lado, conhecer as principais vulnerabilidades, permite estabelecer medidas preventivas para garantir a segurança das aplicações, </text:span><text:span text:style-name="T77">executando,</text:span><text:span text:style-name="T76"> por exemplo, os pilares centrais da segurança. </text:span><text:span text:style-name="T77">Mas a</text:span><text:span text:style-name="T78">final o que são vulnerabilidades? São condições que podem virar falhas de segurança quando exploradas por alguém mal-intencionado. Elas são construídas ao longo do desenvolvimento a partir de uma s</text:span><text:span text:style-name="T77">é</text:span><text:span text:style-name="T78">rie de fatores, por exemplo, prazos curtos para entrega do trabalho, </text:span><text:span text:style-name="T77">falta de qualificação técnica dos desenvolvedores ou até mesmo uma ausência de revisão contínua e atualizações. </text:span><text:span text:style-name="T79">Entender essas falhas e resolv</text:span><text:span text:style-name="T80">ê</text:span><text:span text:style-name="T79">-las é o principal passo a ser tomado para evitar custos futuros com manutenção.</text:span></text:p>
      <text:p text:style-name="P25"><text:span text:style-name="T81"><text:tab/><text:tab/>De acordo com o autor </text:span><text:span text:style-name="T85">(TAHA, 2017), </text:span><text:span text:style-name="T84">g</text:span><text:span text:style-name="T82">rande parte d</text:span><text:span text:style-name="T84">as</text:span><text:span text:style-name="T82"> aplicações armazenam dados sensíveis, tendo isso em mente, foi desenvolvido um guia de testes de segurança usando a metodologia OWASP como base, para ajudar os desenvolvedores em diversos estágios de aprendizado. O guia conta técnicas de </text:span><text:soft-page-break/><text:span text:style-name="T82">teste, algumas delas são: a revisão e inspeção de manuais, que são documentos que contém informações sobre a arquitetura da aplicação; modelagem de ameaças, permite que os desenvolvedores identifiquem as ameaças antes do </text:span><text:span text:style-name="T58">software</text:span><text:span text:style-name="T82"> ser desenvolvido; revisão do código fonte e muitas outras. Ele realiza testes de penetração em ambiente controlado, demonstra experimentos explicando as ferramentas usadas e apresenta as vulnerabilidades encontradas através dos procedimentos realizados.</text:span></text:p>
      <text:p text:style-name="P25"><text:span text:style-name="T82"><text:tab/><text:tab/></text:span><text:span text:style-name="T93">Os aut</text:span><text:span text:style-name="T83">ores </text:span><text:span text:style-name="T85">(MONTANHEIRO; CARVALHO, 2018) </text:span><text:span text:style-name="T83">a</text:span><text:span text:style-name="T93">ssumem que, as equipes de desenvolvimento de sistemas apresentam uma eminente falta de conhecimento e atenção a respeito de segurança da informação, e é claro que isso ocasiona falhas. Uma justificativa para esse erro, é que cada vez mais o</text:span><text:span text:style-name="T94">s</text:span><text:span text:style-name="T93"> </text:span><text:span text:style-name="T61">softwares</text:span><text:span text:style-name="T93"> são desenvolvidos em um prazo curto de tempo e são mais complexos. Então, os gestores optam por poupar custo e tempo, deixando a segurança como um acessório e não prioridade. </text:span><text:span text:style-name="T98">Porém, </text:span><text:span text:style-name="T95">toda a equipe de desenvolvimento deveria receber um treinamento sobre </text:span><text:span text:style-name="T98">o assunto</text:span><text:span text:style-name="T95">, com a finalidade de mitigar os riscos nas aplicações e entender como as falhas podem gerar vulnerabilidades.</text:span></text:p>
      <text:p text:style-name="P23"><text:span text:style-name="T79"><text:tab/><text:tab/></text:span><text:span text:style-name="T86">Isso é comprovado</text:span><text:span text:style-name="T89"> pelos autores </text:span><text:span text:style-name="T99">(COSTA et al., 2018), </text:span><text:span text:style-name="T100">que em </text:span><text:span text:style-name="T90">uma entrevista com desenvolvedores </text:span><text:span text:style-name="T59">web</text:span><text:span text:style-name="T90">, </text:span><text:span text:style-name="T92">visando </text:span><text:span text:style-name="T90">mensurar o nível de conhecimento </text:span><text:span text:style-name="T92">dos programadores em identificar, analisar e corrigir ameaças a segurança do código, </text:span><text:span text:style-name="T100">recolheu dados alarmantes</text:span><text:span text:style-name="T92">. Dos sessenta resultados obtidos pelo </text:span><text:span text:style-name="T60">survey, 73</text:span><text:span text:style-name="T92">% são respostas de profissionais com mais de 3 anos de experiência </text:span><text:span text:style-name="T97">e</text:span><text:span text:style-name="T92"> 57% contém curso superior. </text:span><text:span text:style-name="T97">Mesmo assim</text:span><text:span text:style-name="T91">, a pesquisa revela que os motivos para não </text:span><text:span text:style-name="T92">implementação de prevenç</text:span><text:span text:style-name="T91">ões contra os</text:span><text:span text:style-name="T92"> ataques são: falta de conhecimento </text:span><text:span text:style-name="T91">em </text:span><text:span text:style-name="T92">92%; prazos muito </text:span><text:span text:style-name="T91">a</text:span><text:span text:style-name="T92">pertados </text:span><text:span text:style-name="T91">em </text:span><text:span text:style-name="T92">70% e baixa prioridade em 47%.</text:span></text:p>
      <text:p text:style-name="P24"><text:span text:style-name="T91"><text:tab/><text:tab/>Além disso </text:span><text:span text:style-name="T88">90% dos entrevistados </text:span><text:span text:style-name="T91">disseram que</text:span><text:span text:style-name="T88"> a formação acadêmica não </text:span><text:span text:style-name="T91">oferece</text:span><text:span text:style-name="T88"> uma preparação adequada para lidar com segurança, </text:span><text:span text:style-name="T91">outros </text:span><text:span text:style-name="T88">50% considera o ensino insuficiente, enquanto que 37,5% afirmam que o assunto não foi abordado em sua formação. </text:span><text:span text:style-name="T91">Mas dos que conhecem o assunto, </text:span><text:span text:style-name="T88">47% aprenderam através de livros, cursos ou documentações oficiais, enquanto 17%, aprenderam </text:span><text:span text:style-name="T91">com a prática</text:span><text:span text:style-name="T88"> da profissão. </text:span><text:span text:style-name="T91">E a</text:span><text:span text:style-name="T88">penas 30% afirmaram ter aprendido durante a formação acadêmica. </text:span><text:span text:style-name="T91">São números extremamente alarmantes </text:span><text:span text:style-name="T97">quando </text:span><text:span text:style-name="T91">esses profissionais desenvolvem diversos aplicativos, desde redes sociais até </text:span><text:soft-page-break/><text:span text:style-name="T91">aplicativos de bancos, logo, isso pode afetar a vida de qualquer um e fazer diversos estragos.</text:span></text:p>
      <text:p text:style-name="P27"><text:tab/><text:tab/></text:p>
      <text:p text:style-name="P28"><text:tab/><text:tab/></text:p>
      <text:p text:style-name="P51"><text:span text:style-name="T110"><text:tab/><text:tab/></text:span></text:p>
      <text:p text:style-name="P18">REFERÊNCIAS</text:p>
      <text:p text:style-name="P49">CERON, J. M. et al. Vulnerabilidades em Aplicações Web: uma Análise Baseada nos Dados Coletados em Honeypots. p. 2, [s.d.]. </text:p>
      <text:p text:style-name="P49">COSTA, P. V. et al. Nível de conhecimento de desenvolvedores sobre segurança em aplicações web: Pesquisa e análise. <text:span text:style-name="T44">Anais da Escola Regional de Sistemas de Informação do Rio de Janeiro (ERSI-RJ)</text:span>, p. 92–99, 16 out. 2018. </text:p>
      <text:p text:style-name="P49">MONTANHEIRO, L. S.; CARVALHO, A. M. M. <text:span text:style-name="T44">Primeiros passos para o Desenvolvimento Seguro de Aplicações Web</text:span>. . In: ANAIS ESTENDIDOS DO XVIII SIMPÓSIO BRASILEIRO EM SEGURANÇA DA INFORMAÇÃO E DE SISTEMAS COMPUTACIONAIS. SBC, 25 out. 2018Disponível em: &lt;https://sol.sbc.org.br/index.php/sbseg_estendido/article/view/4162&gt;. Acesso em: 2 abr. 2020</text:p>
      <text:p text:style-name="P49">MONTEVERDE, W. A. <text:span text:style-name="T108">Estudo e Análise de Vulnerabilidades Web</text:span>. p. 82, 2014. </text:p>
      <text:p text:style-name="P49">SOUZA, L. L. D. <text:span text:style-name="T108">Desenvolvimento Seguro de Aplicações Web Seguindo a Metodologia OWASP</text:span>. p. 71, 2012. </text:p>
      <text:p text:style-name="P39">TAHA, A. M. DA C. Guia de testes de segurança para aplicações web. 2017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.03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MP1"><text:page-number text:select-page="current">20</text:page-number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2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9:58:33.577000000</meta:creation-date>
    <meta:generator>LibreOffice/6.0.7.3$Linux_X86_64 LibreOffice_project/00m0$Build-3</meta:generator>
    <dc:date>2020-05-14T14:40:37.157509897</dc:date>
    <meta:editing-duration>PT1H5M58S</meta:editing-duration>
    <meta:editing-cycles>15</meta:editing-cycles>
    <meta:document-statistic meta:table-count="0" meta:image-count="0" meta:object-count="0" meta:page-count="10" meta:paragraph-count="61" meta:word-count="1574" meta:character-count="10615" meta:non-whitespace-character-count="9057"/>
    <meta:user-defined meta:name="ZOTERO_PREF_1">&lt;data data-version="3" zotero-version="5.0.60"&gt;&lt;session id="91BMDC8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